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RRION GARCIA, VIDA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ALAS TAPIA, ULISE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3103652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TAMIRANO TICA, JHORD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66068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8:45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